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text-align="start" style:justify-single-word="false"/>
    </style:style>
    <style:style style:name="P2" style:family="paragraph" style:parent-style-name="Quotations">
      <style:paragraph-properties fo:text-align="start" style:justify-single-word="false"/>
      <style:text-properties style:font-name="Linux Biolinum G"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La piattaforma deve permettere di inviare SMS o email direttamente ai partecipanti o ai coordinatori, sia singolarmente sia a gruppi specifici.</text:p>
      <text:p text:style-name="P2"/>
      <text:p text:style-name="P2">Attualmente per la gestione delle iscrizioni si utilizza solo Excel, senza altre applicazioni dedicate; è necessario chiarire meglio come avviene la registrazione.</text:p>
      <text:p text:style-name="P2">I dati fondamentali da gestire per ogni partecipante sono: nome, cognome, codice fiscale, cellulare, email e contatto di emergenza.</text:p>
      <text:p text:style-name="P2">La gestione delle informazioni avviene tramite una schermata desktop dove solo l’amministratore può aggiungere o rimuovere dati, utilizzando un sistema di accesso con middleware key, come quello mostrato da Fabrizio.</text:p>
      <text:p text:style-name="P2">L’applicazione è destinata all’uso interno dell’agenzia.</text:p>
      <text:p text:style-name="P2">Sono previste diverse figure che utilizzano la piattaforma: l’amministrazione, il coordinatore di viaggio (uno per ogni viaggio) e i viaggiatori.</text:p>
      <text:p text:style-name="P2">Al momento si prevede un numero di utenti limitato, circa 10 membri.</text:p>
      <text:p text:style-name="P2">La piattaforma deve mantenere uno storico dei viaggi passati, presenti e futuri, con riferimenti chiari ai responsabili e ai dipendenti coinvolti.</text:p>
      <text:p text:style-name="P2">È necessario poter filtrare i contatti in base a destinazione o nome del viaggiatore.</text:p>
      <text:p text:style-name="P2">I viaggi si suddividono in tre tipologie distinte: escursioni weekend o avventurose, villeggiatura di 7-10 giorni e viaggi di scoperta di 10-15 giorni, ciascuna da gestire separatamente.</text:p>
      <text:p text:style-name="P2">Occorre poter esportare i dati in formato CSV per un’eventuale elaborazione esterna</text:p>
      <text:p text:style-name="P2">L’applicazione deve funzionare sia online che offline.</text:p>
      <text:p text:style-name="P2">La versione base della piattaforma sarà in italiano.</text:p>
      <text:p text:style-name="P2">Lo stile grafico desiderato è semplice, pulito e minimalista.</text:p>
      <text:p text:style-name="P2">Il cliente prevede di avere una versione da testare entro un mese.</text:p>
      <text:p text:style-name="P1"/>
      <text:p text:style-name="Quotations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07T16:48:56.653000000</dc:date>
    <meta:editing-duration>PT3M15S</meta:editing-duration>
    <meta:editing-cycles>1</meta:editing-cycles>
    <meta:document-statistic meta:table-count="0" meta:image-count="0" meta:object-count="0" meta:page-count="1" meta:paragraph-count="15" meta:word-count="240" meta:character-count="1655" meta:non-whitespace-character-count="1430"/>
    <meta:generator>LibreOffice/7.3.1.3$Windows_X86_64 LibreOffice_project/a69ca51ded25f3eefd52d7bf9a5fad8c90b87951</meta:generator>
  </office:meta>
</office:document-meta>
</file>